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40.svm" manifest:media-type=""/>
  <manifest:file-entry manifest:full-path="Pictures/TablePreview9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25cm" fo:min-width="7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0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2.8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7.114cm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2.237cm" fo:min-width="7.1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7.3cm"/>
    </style:style>
    <style:style style:name="gr13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4.473cm" fo:min-width="8.892cm"/>
    </style:style>
    <style:style style:name="pr1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1.726cm" style:use-optimal-column-width="false"/>
    </style:style>
    <style:style style:name="co2" style:family="table-column">
      <style:table-column-properties style:column-width="2.73cm" style:use-optimal-column-width="false"/>
    </style:style>
    <style:style style:name="co3" style:family="table-column">
      <style:table-column-properties style:column-width="3.024cm" style:use-optimal-column-width="false"/>
    </style:style>
    <style:style style:name="co4" style:family="table-column">
      <style:table-column-properties style:column-width="1.195cm" style:use-optimal-column-width="false"/>
    </style:style>
    <style:style style:name="co5" style:family="table-column">
      <style:table-column-properties style:column-width="1.722cm" style:use-optimal-column-width="false"/>
    </style:style>
    <style:style style:name="co6" style:family="table-column">
      <style:table-column-properties style:column-width="2.226cm" style:use-optimal-column-width="false"/>
    </style:style>
    <style:style style:name="co7" style:family="table-column">
      <style:table-column-properties style:column-width="2.268cm" style:use-optimal-column-width="false"/>
    </style:style>
    <style:style style:name="ro1" style:family="table-row">
      <style:table-row-properties style:row-height="1.076cm"/>
    </style:style>
    <style:style style:name="ro2" style:family="table-row">
      <style:table-row-properties style:row-height="1.05cm"/>
    </style:style>
    <style:style style:name="ro3" style:family="table-row">
      <style:table-row-properties style:row-height="1.049cm"/>
    </style:style>
    <style:style style:name="ro4" style:family="table-row">
      <style:table-row-properties style:row-height="0.77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style:font-size-asian="16pt" style:font-size-complex="16pt"/>
    </style:style>
    <style:style style:name="ce3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style:font-name="Courier New" fo:font-size="12pt" style:font-size-asian="12pt" style:font-size-complex="12pt"/>
    </style:style>
    <style:style style:name="T1" style:family="text">
      <style:text-properties style:font-name="Courier New"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ourier New" fo:font-size="16pt" style:font-size-asian="16pt" style:font-size-complex="16pt"/>
    </style:style>
    <style:style style:name="T4" style:family="text">
      <style:text-properties style:font-name="Courier New" fo:font-size="16pt" fo:language="en" fo:country="US" style:font-size-asian="16pt" style:font-size-complex="16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ourier New" fo:font-size="14pt" style:font-size-asian="14pt" style:font-size-complex="14pt"/>
    </style:style>
    <style:style style:name="T9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style:font-name="Courier New" fo:font-size="12pt" style:font-size-asian="12pt" style:font-size-complex="12pt"/>
    </style:style>
    <style:style style:name="T12" style:family="text">
      <style:text-properties style:font-name="Courier New" fo:font-size="14pt" fo:language="en" fo:country="US" fo:font-weight="normal" style:font-size-asian="14pt" style:font-weight-asian="normal" style:font-size-complex="14pt" style:font-weight-complex="normal"/>
    </style:style>
    <style:style style:name="T13" style:family="text">
      <style:text-properties style:font-name="Courier New" fo:font-size="14pt" fo:language="ru" fo:country="RU" fo:font-weight="normal" style:font-size-asian="14pt" style:font-weight-asian="normal" style:font-size-complex="14pt" style:font-weight-complex="normal"/>
    </style:style>
    <style:style style:name="T14" style:family="text">
      <style:text-properties style:font-name="Courier New" fo:font-size="14pt" fo:language="ru" fo:country="RU" fo:font-weight="bold" style:font-size-asian="14pt" style:font-weight-asian="bold" style:font-size-complex="14pt" style:font-weight-complex="bold"/>
    </style:style>
    <style:style style:name="T15" style:family="text">
      <style:text-properties style:font-name="Courier New" fo:font-size="14pt" fo:language="en" fo:country="US" fo:font-weight="bold" style:font-size-asian="14pt" style:font-weight-asian="bold" style:font-size-complex="14pt" style:font-weight-complex="bold"/>
    </style:style>
    <style:style style:name="T16" style:family="text">
      <style:text-properties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23.362cm" svg:height="0.971cm" svg:x="0.4cm" svg:y="0.429cm">
          <draw:text-box>
            <text:p text:style-name="P2"><text:span text:style-name="T5">Центральный и периферийный узлы изменяют данные одновременно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AAA</text:span></text:p>
              </table:table-cell>
              <table:table-cell>
                <text:p text:style-name="P2"><text:span text:style-name="T3">0x0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1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7.614cm" svg:height="2.487cm" svg:x="0.4cm" svg:y="1.629cm">
          <draw:text-box>
            <text:p text:style-name="P7"><text:span text:style-name="T9">1. Начальное состояние.</text:span></text:p>
            <text:p text:style-name="P7"><text:span text:style-name="T9"/></text:p>
            <text:p text:style-name="P7"><text:span text:style-name="T9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1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23.362cm" svg:height="0.971cm" svg:x="0.4cm" svg:y="0.429cm">
          <draw:text-box>
            <text:p text:style-name="P2"><text:span text:style-name="T5">Центральный и периферийный узлы изменяют данные одновременно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2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2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10">1</text:p>
              </table:table-cell>
              <table:table-cell>
                <text:p text:style-name="P10">CCC</text:p>
              </table:table-cell>
              <table:table-cell>
                <text:p text:style-name="P10">ПУ1-01</text:p>
              </table:table-cell>
              <table:table-cell>
                <text:p text:style-name="P10">ЦУ-01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10">1</text:p>
              </table:table-cell>
              <table:table-cell>
                <text:p text:style-name="P10"><text:span text:style-name="T10">BBB</text:span></text:p>
              </table:table-cell>
              <table:table-cell>
                <text:p text:style-name="P10">ЦУ-02</text:p>
              </table:table-cell>
              <table:table-cell>
                <text:p text:style-name="P10"><text:span text:style-name="T10">NULL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10">1</text:p>
              </table:table-cell>
              <table:table-cell>
                <text:p text:style-name="P10"><text:span text:style-name="T10">BBB</text:span></text:p>
              </table:table-cell>
              <table:table-cell>
                <text:p text:style-name="P2"><text:span text:style-name="T11">ЦУ-02</text:span></text:p>
              </table:table-cell>
              <table:table-cell>
                <text:p text:style-name="P10"><text:span text:style-name="T10">NULL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7.614cm" svg:height="3.605cm" svg:x="0.4cm" svg:y="1.629cm">
          <draw:text-box>
            <text:p text:style-name="P7"><text:span text:style-name="T9">2. Центральный</text:span></text:p>
            <text:p text:style-name="P7"><text:span text:style-name="T9"><text:s text:c="3"/></text:span><text:span text:style-name="T9">и периферийный узлы</text:span></text:p>
            <text:p text:style-name="P7"><text:span text:style-name="T9"><text:s text:c="3"/></text:span><text:span text:style-name="T9">изменяют данные</text:span></text:p>
            <text:p text:style-name="P7"><text:span text:style-name="T9"><text:s text:c="3"/></text:span><text:span text:style-name="T9">одновременно</text:span></text:p>
            <text:p text:style-name="P7"><text:span text:style-name="T9"><text:s text:c="3"/></text:span><text:span text:style-name="T9">и отправляют свои</text:span></text:p>
            <text:p text:style-name="P7"><text:span text:style-name="T9"><text:s text:c="3"/></text:span><text:span text:style-name="T9">сообщения.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12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ЦУ-02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23.362cm" svg:height="0.971cm" svg:x="0.4cm" svg:y="0.429cm">
          <draw:text-box>
            <text:p text:style-name="P2"><text:span text:style-name="T5">Центральный и периферийный узлы изменяют данные одновременно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2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2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10">1</text:p>
              </table:table-cell>
              <table:table-cell>
                <text:p text:style-name="P10">CCC</text:p>
              </table:table-cell>
              <table:table-cell>
                <text:p text:style-name="P10">ПУ1-01</text:p>
              </table:table-cell>
              <table:table-cell>
                <text:p text:style-name="P10">ЦУ-01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8.503cm" svg:height="3.046cm" svg:x="0.4cm" svg:y="1.629cm">
          <draw:text-box>
            <text:p text:style-name="P7"><text:span text:style-name="T9">3. Периферийные узлы [ПУ:1]</text:span></text:p>
            <text:p text:style-name="P7"><text:span text:style-name="T9"><text:s text:c="3"/></text:span><text:span text:style-name="T9">и [ПУ:2] принимают</text:span></text:p>
            <text:p text:style-name="P7"><text:span text:style-name="T9"><text:s text:c="3"/></text:span><text:span text:style-name="T9">сообщения из</text:span></text:p>
            <text:p text:style-name="P7"><text:span text:style-name="T9"><text:s text:c="3"/></text:span><text:span text:style-name="T9">центрального узла</text:span></text:p>
            <text:p text:style-name="P7"><text:span text:style-name="T9"><text:s text:c="3"/></text:span><text:span text:style-name="T9">и изменяют свои данные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1" draw:text-style-name="P8" draw:layer="layout" svg:width="7.614cm" svg:height="2.487cm" svg:x="0.6cm" svg:y="17.401cm">
          <draw:text-box>
            <text:p text:style-name="P7"><text:span text:style-name="T9">Периферийный узел всегда</text:span></text:p>
            <text:p text:style-name="P7"><text:span text:style-name="T9">обязан принять сообщение</text:span></text:p>
            <text:p text:style-name="P7"><text:span text:style-name="T9">от центрального узла.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12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ЦУ-02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23.362cm" svg:height="0.971cm" svg:x="0.4cm" svg:y="0.429cm">
          <draw:text-box>
            <text:p text:style-name="P2"><text:span text:style-name="T5">Центральный и периферийный узлы изменяют данные одновременно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2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2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4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12" draw:text-style-name="P8" draw:layer="layout" svg:width="7.8cm" svg:height="3.605cm" svg:x="0.4cm" svg:y="1.629cm">
          <draw:text-box>
            <text:p text:style-name="P7"><text:span text:style-name="T9">4. Центральный узел</text:span></text:p>
            <text:p text:style-name="P7"><text:span text:style-name="T9"><text:s text:c="3"/></text:span><text:span text:style-name="T9">отбрасывает сообщение</text:span></text:p>
            <text:p text:style-name="P7"><text:span text:style-name="T9"><text:s text:c="3"/></text:span><text:span text:style-name="T9">периферийного узла.</text:span></text:p>
            <text:p text:style-name="P7"><text:span text:style-name="T9"/></text:p>
            <text:p text:style-name="P7"><text:span text:style-name="T9">Конечное состояние.</text:span></text:p>
            <text:p text:style-name="P7"><text:span text:style-name="T9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3" draw:text-style-name="P8" draw:layer="layout" svg:width="9.689cm" svg:height="4.723cm" svg:x="0.301cm" svg:y="15.502cm">
          <draw:text-box>
            <text:p text:style-name="P7"><text:span text:style-name="T12">Mutex owner (</text:span><text:span text:style-name="T13">владелец</text:span><text:span text:style-name="T12"> change</text:span></text:p>
            <text:p text:style-name="P7"><text:span text:style-name="T12">mutex) </text:span><text:span text:style-name="T14">не</text:span><text:span text:style-name="T15"> </text:span><text:span text:style-name="T14">равен</text:span><text:span text:style-name="T12"> </text:span><text:span text:style-name="T13">узлу</text:span></text:p>
            <text:p text:style-name="P7"><text:span text:style-name="T13">отправителя сообщения</text:span><text:span text:style-name="T12">,</text:span></text:p>
            <text:p text:style-name="P7"><text:span text:style-name="T13">но</text:span><text:span text:style-name="T12"> и shared</text:span><text:span text:style-name="T9"> mutex периферийного</text:span></text:p>
            <text:p text:style-name="P7"><text:span text:style-name="T9">узла [ПУ:1] </text:span><text:span text:style-name="T16">не равен</text:span><text:span text:style-name="T9"> </text:span><text:span text:style-name="T12">change</text:span></text:p>
            <text:p text:style-name="P7"><text:span text:style-name="T9">mutex в центральном узле —</text:span></text:p>
            <text:p text:style-name="P7"><text:span text:style-name="T9">сообщение периферийного</text:span></text:p>
            <text:p text:style-name="P7"><text:span text:style-name="T9">узла отбрасывается.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7:36:56.300000000</meta:creation-date>
    <dc:date>2021-02-04T23:29:12.270000000</dc:date>
    <meta:editing-duration>PT1H55M24S</meta:editing-duration>
    <meta:editing-cycles>24</meta:editing-cycles>
    <meta:generator>LibreOffice/5.4.7.2$Windows_X86_64 LibreOffice_project/c838ef25c16710f8838b1faec480ebba495259d0</meta:generator>
    <meta:document-statistic meta:object-count="163"/>
  </office:meta>
</office:document-meta>
</file>